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StreamRead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standalon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Namespace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StreamReader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AttributeValu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AttributeNamespac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toStaxType( short j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StreamReader.getChil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MStreamReader.getAttribut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Attribut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treamRead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urrent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StreamReader.isAttributeSpecifie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AttributeTyp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TextCharacters( int sourceStart , char [ ] target , int target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StreamReader.n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OMStreamReader.skip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NamespaceContext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has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NamespaceContext.setElement( Element cur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LocalName( Attr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StreamReader.require( int arg0 , String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AttributeLocal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StreamReader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DOMStreamReade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Stream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StreamReader.ha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ur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skip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treamReader.getAttributeName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StreamReader.getLocal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StreamReader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Frame.ElementFrame( Object element , ElementFram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treamRead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amespaceContext.getNamespace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StreamReader.getAttributeValue( String ns , String loc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NamespaceContext.getNamespaceURI( Element 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StreamReader.moveToChild( int currentChi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StreamReader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NamespaceContext.getPrefix( Element e ,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StreamReader.getChildFrame( int current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next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StreamReader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NamespaceUR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newFrame( ElementFrame fr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MStreamReader.getNamespacePrefix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NamespaceContext.getPrefixes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StreamRead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NamespaceContext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